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ndations for Diffusion &amp; Generative Models</text:p>
      <text:p text:style-name="Standard"/>
      <text:p text:style-name="Standard">0.1 Probability &amp; Information Theory (Absolutely Required)</text:p>
      <text:p text:style-name="Standard"/>
      <text:p text:style-name="Standard">Concepts you must know</text:p>
      <text:p text:style-name="Standard"><text:tab/>•<text:tab/>Random variables &amp; distributions</text:p>
      <text:p text:style-name="Standard"><text:tab/>•<text:tab/>Expectation, variance</text:p>
      <text:p text:style-name="Standard"><text:tab/>•<text:tab/>KL divergence</text:p>
      <text:p text:style-name="Standard"><text:tab/>•<text:tab/>Entropy &amp; cross-entropy</text:p>
      <text:p text:style-name="Standard"><text:tab/>•<text:tab/>Change of variables (Jacobian)</text:p>
      <text:p text:style-name="Standard"><text:tab/>•<text:tab/>Gaussian distributions (very important)</text:p>
      <text:p text:style-name="Standard"/>
      <text:p text:style-name="Standard">Why this matters</text:p>
      <text:p text:style-name="Standard"><text:tab/>•<text:tab/>Diffusion training minimizes KL terms</text:p>
      <text:p text:style-name="Standard"><text:tab/>•<text:tab/>Noise addition &amp; removal is Gaussian</text:p>
      <text:p text:style-name="Standard"><text:tab/>•<text:tab/>ELBO relies on information theory</text:p>
      <text:p text:style-name="Standard"/>
      <text:p text:style-name="Standard">Best resources</text:p>
      <text:p text:style-name="Standard"/>
      <text:p text:style-name="Standard">Kevin Murphy – Probabilistic Machine Learning: An Introduction</text:p>
      <text:p text:style-name="Standard">→ Chapters 2, 3, 4, 6</text:p>
      <text:p text:style-name="Standard"><text:s/>https://probml.github.io/pml-book/book1.html</text:p>
      <text:p text:style-name="Standard"/>
      <text:p text:style-name="Standard">Bishop – Pattern Recognition and Machine Learning</text:p>
      <text:p text:style-name="Standard">→ Chapter 2 (Probability Distributions), Chapter 10 (Variational Inference)</text:p>
      <text:p text:style-name="Standard"/>
      <text:p text:style-name="Standard">Statistical Learning (Stanford – CS229 review)</text:p>
      <text:p text:style-name="Standard"><text:s/>https://cs229.stanford.edu/section/cs229-prob.pdf</text:p>
      <text:p text:style-name="Standard"/>
      <text:p text:style-name="Standard">⸻</text:p>
      <text:p text:style-name="Standard"/>
      <text:p text:style-name="Standard">0.2 Variational Inference &amp; Latent Variable Models (Critical)</text:p>
      <text:p text:style-name="Standard"/>
      <text:p text:style-name="Standard">Concepts</text:p>
      <text:p text:style-name="Standard"><text:tab/>•<text:tab/>Latent variables</text:p>
      <text:p text:style-name="Standard"><text:tab/>•<text:tab/>Marginal likelihood</text:p>
      <text:p text:style-name="Standard"><text:tab/>•<text:tab/>Evidence Lower Bound (ELBO)</text:p>
      <text:p text:style-name="Standard"><text:tab/>•<text:tab/>Approximate posteriors</text:p>
      <text:p text:style-name="Standard"><text:tab/>•<text:tab/>Reparameterization trick</text:p>
      <text:p text:style-name="Standard"/>
      <text:p text:style-name="Standard">Why this matters</text:p>
      <text:p text:style-name="Standard"><text:tab/>•<text:tab/>Diffusion can be derived as variational inference</text:p>
      <text:p text:style-name="Standard"><text:tab/>•<text:tab/>Latent Diffusion depends on VAEs</text:p>
      <text:p text:style-name="Standard"><text:tab/>•<text:tab/>Noise prediction loss = ELBO simplification</text:p>
      <text:p text:style-name="Standard"/>
      <text:p text:style-name="Standard">Best resources</text:p>
      <text:p text:style-name="Standard"/>
      <text:p text:style-name="Standard">Auto-Encoding Variational Bayes – Kingma &amp; Welling</text:p>
      <text:p text:style-name="Standard"><text:s/>https://arxiv.org/abs/1312.6114</text:p>
      <text:p text:style-name="Standard"/>
      <text:p text:style-name="Standard">Variational Inference – David Blei (Columbia)</text:p>
      <text:p text:style-name="Standard"><text:s/>https://www.youtube.com/watch?v=DJWn6s6Yc1g</text:p>
      <text:p text:style-name="Standard"><text:soft-page-break/></text:p>
      <text:p text:style-name="Standard">Murphy – Probabilistic ML (Advanced)</text:p>
      <text:p text:style-name="Standard">→ Chapter 21 (Variational Inference)</text:p>
      <text:p text:style-name="Standard"/>
      <text:p text:style-name="Standard">⸻</text:p>
      <text:p text:style-name="Standard"/>
      <text:p text:style-name="Standard">0.3 Stochastic Processes &amp; Markov Chains (Required for Diffusion)</text:p>
      <text:p text:style-name="Standard"/>
      <text:p text:style-name="Standard">Concepts</text:p>
      <text:p text:style-name="Standard"><text:tab/>•<text:tab/>Markov chains</text:p>
      <text:p text:style-name="Standard"><text:tab/>•<text:tab/>Transition kernels</text:p>
      <text:p text:style-name="Standard"><text:tab/>•<text:tab/>Forward vs reverse processes</text:p>
      <text:p text:style-name="Standard"><text:tab/>•<text:tab/>Stationary distributions</text:p>
      <text:p text:style-name="Standard"><text:tab/>•<text:tab/>Time-reversal of stochastic processes</text:p>
      <text:p text:style-name="Standard"/>
      <text:p text:style-name="Standard">Why this matters</text:p>
      <text:p text:style-name="Standard"><text:tab/>•<text:tab/>Diffusion = Markov chain of noise</text:p>
      <text:p text:style-name="Standard"><text:tab/>•<text:tab/>Reverse diffusion is learned</text:p>
      <text:p text:style-name="Standard"><text:tab/>•<text:tab/>Sampling is reversing a stochastic process</text:p>
      <text:p text:style-name="Standard"/>
      <text:p text:style-name="Standard">Best resources</text:p>
      <text:p text:style-name="Standard"/>
      <text:p text:style-name="Standard">Introduction to Probability Models – Sheldon Ross</text:p>
      <text:p text:style-name="Standard">→ Markov Chains chapters</text:p>
      <text:p text:style-name="Standard"/>
      <text:p text:style-name="Standard">MIT 6.262 – Discrete Stochastic Processes</text:p>
      <text:p text:style-name="Standard"><text:s/>https://ocw.mit.edu/courses/6-262-discrete-stochastic-processes-fall-2011/</text:p>
      <text:p text:style-name="Standard"/>
      <text:p text:style-name="Standard">Understanding Diffusion Models: A Unified Perspective</text:p>
      <text:p text:style-name="Standard"><text:s/>https://arxiv.org/abs/2208.11970</text:p>
      <text:p text:style-name="Standard"/>
      <text:p text:style-name="Standard">⸻</text:p>
      <text:p text:style-name="Standard"/>
      <text:p text:style-name="Standard">0.4 Stochastic Differential Equations (SDEs) (Advanced but Important)</text:p>
      <text:p text:style-name="Standard"/>
      <text:p text:style-name="Standard">Concepts</text:p>
      <text:p text:style-name="Standard"><text:tab/>•<text:tab/>Brownian motion</text:p>
      <text:p text:style-name="Standard"><text:tab/>•<text:tab/>Wiener process</text:p>
      <text:p text:style-name="Standard"><text:tab/>•<text:tab/>Langevin dynamics</text:p>
      <text:p text:style-name="Standard"><text:tab/>•<text:tab/>Forward SDE</text:p>
      <text:p text:style-name="Standard"><text:tab/>•<text:tab/>Reverse-time SDE</text:p>
      <text:p text:style-name="Standard"/>
      <text:p text:style-name="Standard">Why this matters</text:p>
      <text:p text:style-name="Standard"><text:tab/>•<text:tab/>Modern diffusion is continuous-time</text:p>
      <text:p text:style-name="Standard"><text:tab/>•<text:tab/>Score-based models use SDEs</text:p>
      <text:p text:style-name="Standard"><text:tab/>•<text:tab/>Predictor–corrector samplers</text:p>
      <text:p text:style-name="Standard"/>
      <text:p text:style-name="Standard">Best resources</text:p>
      <text:p text:style-name="Standard"/>
      <text:p text:style-name="Standard">Stochastic Differential Equations – Bernt Øksendal</text:p>
      <text:p text:style-name="Standard">→ Chapters 1–5</text:p>
      <text:p text:style-name="Standard"/>
      <text:p text:style-name="Standard"><text:soft-page-break/>Score-Based Generative Modeling (Yang Song lectures)</text:p>
      <text:p text:style-name="Standard"><text:s/>https://www.youtube.com/watch?v=ZUZFqKoAI6Y</text:p>
      <text:p text:style-name="Standard"/>
      <text:p text:style-name="Standard">Score-Based Generative Modeling through SDEs</text:p>
      <text:p text:style-name="Standard"><text:s/>https://arxiv.org/abs/2011.13456</text:p>
      <text:p text:style-name="Standard"/>
      <text:p text:style-name="Standard">⸻</text:p>
      <text:p text:style-name="Standard"/>
      <text:p text:style-name="Standard">0.5 Optimization &amp; Neural Networks (Assumed but Important)</text:p>
      <text:p text:style-name="Standard"/>
      <text:p text:style-name="Standard">Concepts</text:p>
      <text:p text:style-name="Standard"><text:tab/>•<text:tab/>Backpropagation</text:p>
      <text:p text:style-name="Standard"><text:tab/>•<text:tab/>SGD, Adam</text:p>
      <text:p text:style-name="Standard"><text:tab/>•<text:tab/>Loss landscapes</text:p>
      <text:p text:style-name="Standard"><text:tab/>•<text:tab/>Overparameterization</text:p>
      <text:p text:style-name="Standard"><text:tab/>•<text:tab/>U-Nets</text:p>
      <text:p text:style-name="Standard"/>
      <text:p text:style-name="Standard">Why this matters</text:p>
      <text:p text:style-name="Standard"><text:tab/>•<text:tab/>Diffusion models are deep CNNs / Transformers</text:p>
      <text:p text:style-name="Standard"><text:tab/>•<text:tab/>Noise prediction = regression problem</text:p>
      <text:p text:style-name="Standard"/>
      <text:p text:style-name="Standard">Best resources</text:p>
      <text:p text:style-name="Standard"/>
      <text:p text:style-name="Standard">Deep Learning – Goodfellow, Bengio, Courville</text:p>
      <text:p text:style-name="Standard">→ Chapters 6–9</text:p>
      <text:p text:style-name="Standard"/>
      <text:p text:style-name="Standard">CS231n – Convolutional Neural Networks</text:p>
      <text:p text:style-name="Standard">https://cs231n.stanford.edu/</text:p>
      <text:p text:style-name="Standard"/>
      <text:p text:style-name="Standard">⸻</text:p>
      <text:p text:style-name="Standard"/>
      <text:p text:style-name="Standard">0.6 Linear Algebra (Quietly Crucial)</text:p>
      <text:p text:style-name="Standard"/>
      <text:p text:style-name="Standard">Concepts</text:p>
      <text:p text:style-name="Standard"><text:tab/>•<text:tab/>Eigenvalues &amp; eigenvectors</text:p>
      <text:p text:style-name="Standard"><text:tab/>•<text:tab/>Matrix factorization</text:p>
      <text:p text:style-name="Standard"><text:tab/>•<text:tab/>Covariance matrices</text:p>
      <text:p text:style-name="Standard"><text:tab/>•<text:tab/>PCA (related to latent spaces)</text:p>
      <text:p text:style-name="Standard"/>
      <text:p text:style-name="Standard">Why this matters</text:p>
      <text:p text:style-name="Standard"><text:tab/>•<text:tab/>Gaussian noise covariance</text:p>
      <text:p text:style-name="Standard"><text:tab/>•<text:tab/>Latent compression</text:p>
      <text:p text:style-name="Standard"><text:tab/>•<text:tab/>Score estimation</text:p>
      <text:p text:style-name="Standard"/>
      <text:p text:style-name="Standard">Best resources</text:p>
      <text:p text:style-name="Standard"/>
      <text:p text:style-name="Standard">Linear Algebra and Learning from Data – Gilbert Strang</text:p>
      <text:p text:style-name="Standard">MIT 18.06 – Linear Algebra</text:p>
      <text:p text:style-name="Standard"/>
      <text:p text:style-name="Standard">⸻</text:p>
      <text:p text:style-name="Standard"/>
      <text:p text:style-name="Standard">Minimal “Foundation Track” (If You Want Efficiency)</text:p>
      <text:p text:style-name="Standard"><text:soft-page-break/></text:p>
      <text:p text:style-name="Standard">If you want just enough to understand Stable Diffusion deeply:</text:p>
      <text:p text:style-name="Standard"/>
      <text:p text:style-name="Standard">Read / Watch in this order</text:p>
      <text:p text:style-name="Standard"><text:tab/>1.<text:tab/>Murphy (Prob ML) Chapters 2–4, 6</text:p>
      <text:p text:style-name="Standard"><text:tab/>2.<text:tab/>Kingma &amp; Welling (VAE)</text:p>
      <text:p text:style-name="Standard"><text:tab/>3.<text:tab/>Blei – Variational Inference lecture</text:p>
      <text:p text:style-name="Standard"><text:tab/>4.<text:tab/>MIT Markov Chains notes</text:p>
      <text:p text:style-name="Standard"><text:tab/>5.<text:tab/>Yang Song SDE lectur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5T10:39:48.296372525</meta:creation-date>
    <meta:generator>LibreOffice/24.2.7.2$Linux_X86_64 LibreOffice_project/420$Build-2</meta:generator>
    <dc:date>2026-01-05T10:49:17.863155218</dc:date>
    <meta:editing-duration>PT9M30S</meta:editing-duration>
    <meta:editing-cycles>1</meta:editing-cycles>
    <meta:document-statistic meta:table-count="0" meta:image-count="0" meta:object-count="0" meta:page-count="4" meta:paragraph-count="117" meta:word-count="476" meta:character-count="3565" meta:non-whitespace-character-count="3136"/>
  </office:meta>
</office:document-meta>
</file>